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078c70" officeooo:paragraph-rsid="000d4bec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078c70" officeooo:paragraph-rsid="000f1f41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officeooo:rsid="00078c70" officeooo:paragraph-rsid="000cf004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normal" officeooo:rsid="00102476" officeooo:paragraph-rsid="000d4bec" style:font-size-asian="15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paragraph-rsid="000cf004"/>
    </style:style>
    <style:style style:name="P6" style:family="paragraph" style:parent-style-name="Standard">
      <style:paragraph-properties fo:text-align="center" style:justify-single-word="false"/>
      <style:text-properties fo:font-size="20pt" officeooo:paragraph-rsid="000cf004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78c70" officeooo:paragraph-rsid="000cf004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78c70" officeooo:paragraph-rsid="000cf004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078c70" officeooo:paragraph-rsid="000cf004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0cf004" officeooo:paragraph-rsid="000cf004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78c70" officeooo:paragraph-rsid="000d4bec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02476" officeooo:paragraph-rsid="000d4be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78c70" officeooo:paragraph-rsid="000d4be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0d4bec"/>
    </style:style>
    <style:style style:name="T1" style:family="text">
      <style:text-properties officeooo:rsid="000cf004"/>
    </style:style>
    <style:style style:name="T2" style:family="text">
      <style:text-properties officeooo:rsid="000d4bec"/>
    </style:style>
    <style:style style:name="T3" style:family="text">
      <style:text-properties officeooo:rsid="000f1f41"/>
    </style:style>
    <style:style style:name="T4" style:family="text">
      <style:text-properties officeooo:rsid="000f54b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f54b9" style:font-style-asian="italic" style:font-style-complex="italic"/>
    </style:style>
    <style:style style:name="T7" style:family="text">
      <style:text-properties fo:font-size="12pt" fo:font-style="normal" style:text-underline-style="none" fo:font-weight="normal" officeooo:rsid="00078c70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0f54b9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italic" style:text-underline-style="none" fo:font-weight="normal" officeooo:rsid="000f54b9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0pt" fo:font-style="italic" style:text-underline-style="none" fo:font-weight="normal" officeooo:rsid="000f54b9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10pt" fo:font-style="italic" officeooo:rsid="000f54b9" style:font-size-asian="10pt" style:font-style-asian="italic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>Info0009-1 : Bases de données</text:p>
      <text:p text:style-name="P8">Projet : <text:span text:style-name="T1">seconde</text:span> partie</text:p>
      <text:p text:style-name="P8"/>
      <text:p text:style-name="P10">Minne Adrien</text:p>
      <text:p text:style-name="P10">Delaunoy Arnaud</text:p>
      <text:p text:style-name="P9">Maréchal Grégory</text:p>
      <text:p text:style-name="P9"><text:span text:style-name="T1">2 mai</text:span> 201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1"><text:soft-page-break/>1. <text:span text:style-name="T2">Architecture de notre site web</text:span></text:p>
      <text:p text:style-name="P11"/>
      <text:p text:style-name="P12"><text:tab/></text:p>
      <text:p text:style-name="P12"/>
      <text:p text:style-name="P12"/>
      <text:p text:style-name="P1"><text:span text:style-name="T2">2</text:span>. <text:span text:style-name="T2">Initialisation de la base de donnée</text:span></text:p>
      <text:p text:style-name="P1"/>
      <text:p text:style-name="P14"><text:span text:style-name="T7"><text:tab/></text:span><text:span text:style-name="T8">Les scripts se trouvent dans le dossier </text:span><text:span text:style-name="T10">WWW</text:span><text:span text:style-name="T8"> de l’utilisateur </text:span><text:span text:style-name="T9">gmarechal</text:span><text:span text:style-name="T8">, sur les serveurs </text:span><text:span text:style-name="T9">ms800</text:span><text:span text:style-name="T8">, et ils portent les noms </text:span><text:span text:style-name="T10">create_db.sql</text:span><text:span text:style-name="T8"> et </text:span><text:span text:style-name="T10">import_db.sql</text:span><text:span text:style-name="T8">. Afin d’initialiser la base de donnée, nous nous sommes donc connectés via </text:span><text:span text:style-name="T10">ssh</text:span><text:span text:style-name="T8"> sur une des machines </text:span><text:span text:style-name="T10">ms8xx</text:span><text:span text:style-name="T8">. Nous avons ensuite utilisé la commande </text:span><text:span text:style-name="T10">mysql -h ms800 -u group24 -p</text:span><text:span text:style-name="T8"> et entré notre mot de passe </text:span><text:span text:style-name="T10">(</text:span><text:span text:style-name="T11">8g7F9dhUCX</text:span><text:span text:style-name="T12">)</text:span><text:span text:style-name="T4"> afin de nous connecter au serveur </text:span><text:span text:style-name="T12">ms800</text:span><text:span text:style-name="T4">. Ensuite, il est nécessaire d’utiliser la commande </text:span><text:span text:style-name="T12">use group24</text:span><text:span text:style-name="T4"> afin d’utiliser la bonne base de donnée. Une fois cela fait, il ne reste qu’à rentrer successivement les deux commandes </text:span><text:span text:style-name="T12">source WWW/create_db.sql</text:span><text:span text:style-name="T4"> et </text:span><text:span text:style-name="T12">source WWW/import_db.sql</text:span><text:span text:style-name="T4"> afin de lancer les scripts.</text:span></text:p>
      <text:p text:style-name="P13"/>
      <text:p text:style-name="P13"/>
      <text:p text:style-name="P1"><text:span text:style-name="T2">3</text:span>. <text:span text:style-name="T2">Requêtes utilisées</text:span></text:p>
      <text:p text:style-name="P1"/>
      <text:p text:style-name="P4"><text:span text:style-name="T2">3</text:span>.1. <text:span text:style-name="T2">Requêtes principales</text:span></text:p>
      <text:p text:style-name="P4"/>
      <text:p text:style-name="P4"/>
      <text:p text:style-name="P4"><text:span text:style-name="T2">3</text:span>.<text:span text:style-name="T2">2</text:span>. <text:span text:style-name="T2">Requêtes secondaires de sécurité</text:span></text:p>
      <text:p text:style-name="P4"/>
      <text:p text:style-name="P4"/>
      <text:p text:style-name="P2"><text:span text:style-name="T3">4</text:span>. <text:span text:style-name="T3">UR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3:07:30.225000000</meta:creation-date>
    <meta:generator>LibreOffice/5.4.5.1$Windows_X86_64 LibreOffice_project/79c9829dd5d8054ec39a82dc51cd9eff340dbee8</meta:generator>
    <dc:date>2018-04-25T13:23:30.483000000</dc:date>
    <meta:editing-duration>PT15M59S</meta:editing-duration>
    <meta:editing-cycles>4</meta:editing-cycles>
    <meta:document-statistic meta:table-count="0" meta:image-count="0" meta:object-count="0" meta:page-count="2" meta:paragraph-count="14" meta:word-count="150" meta:character-count="937" meta:non-whitespace-character-count="798"/>
  </office:meta>
</office:document-meta>
</file>